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image/gif" manifest:full-path="Object 1/Pictures/100002000000001200000012EA5D6875.gif"/>
  <manifest:file-entry manifest:media-type="" manifest:full-path="Object 1/Pictures/2000000E000000DF000000DF3E041C18.svm"/>
  <manifest:file-entry manifest:media-type="" manifest:full-path="Object 1/Pictures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>
      <style:graphic-properties draw:ole-draw-aspect="1"/>
    </style:style>
    <style:style style:name="gr2" style:family="graphic" style:parent-style-name="standard">
      <style:graphic-properties svg:stroke-color="#ffffff" draw:fill-color="#ffffff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layer="layout" svg:width="23.031cm" svg:height="11.44cm" svg:x="3.2cm" svg:y="5.4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rect draw:style-name="gr2" draw:text-style-name="P1" draw:layer="layout" svg:width="1cm" svg:height="1.5cm" svg:x="3.241cm" svg:y="5.5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59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Ivan Ivanov</meta:initial-creator>
    <meta:creation-date>2010-03-11T16:39:17.52</meta:creation-date>
    <dc:date>2010-09-10T11:13:54.48</dc:date>
    <meta:editing-duration>PT00H06M52S</meta:editing-duration>
    <meta:editing-cycles>4</meta:editing-cycles>
    <meta:generator>OpenOffice.org/3.1$Win32 OpenOffice.org_project/310m11$Build-9399</meta:generator>
    <meta:printed-by>Ivan Ivanov</meta:printed-by>
    <meta:print-date>2010-03-11T16:42:28.30</meta:print-date>
    <meta:document-statistic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solid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fill="none" draw:fill-color="#d9d9d9"/>
      <style:text-properties fo:font-size="14pt" style:font-size-asian="8pt" style:font-size-complex="8pt"/>
    </style:style>
    <style:style style:name="ch3" style:family="chart">
      <style:chart-properties chart:symbol-type="automatic" chart:connect-bars="false" chart:treat-empty-cells="leave-gap" chart:spline-order="3" chart:spline-resolution="10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visible="true" chart:axis-position="0" chart:axis-label-position="outside-minimum" chart:tick-mark-position="at-labels"/>
      <style:graphic-properties svg:stroke-color="#b3b3b3"/>
      <style:text-properties fo:font-size="11pt" style:font-size-asian="8pt" style:font-size-complex="8pt"/>
    </style:style>
    <style:style style:name="ch5" style:family="chart">
      <style:text-properties fo:font-size="16.3777103424072pt" style:font-size-asian="10.5285272598267pt" style:font-size-complex="10.5285272598267pt"/>
    </style:style>
    <style:style style:name="ch6" style:family="chart" style:data-style-name="N10">
      <style:chart-properties chart:display-label="true" chart:logarithmic="false" chart:maximum="1" chart:reverse-direction="false" text:line-break="false" chart:link-data-style-to-source="false" chart:visible="true" chart:axis-position="start"/>
      <style:graphic-properties svg:stroke-color="#b3b3b3"/>
      <style:text-properties fo:font-size="11pt" style:font-size-asian="8pt" style:font-size-complex="8pt"/>
    </style:style>
    <style:style style:name="ch7" style:family="chart">
      <style:chart-properties style:rotation-angle="90"/>
      <style:text-properties fo:font-size="16.3777103424072pt" style:font-size-asian="10.5285272598267pt" style:font-size-complex="10.5285272598267pt"/>
    </style:style>
    <style:style style:name="ch8" style:family="chart">
      <style:graphic-properties svg:stroke-width="0.08cm" svg:stroke-color="#b3b3b3"/>
    </style:style>
    <style:style style:name="ch9" style:family="chart">
      <style:chart-properties chart:symbol-type="named-symbol" chart:symbol-name="square" chart:symbol-width="0.265cm" chart:symbol-height="0.265cm"/>
      <style:graphic-properties draw:stroke="solid" svg:stroke-width="0.088cm" svg:stroke-color="#808080" draw:fill-color="#808080" dr3d:edge-rounding="0%"/>
      <style:text-properties fo:font-size="6pt" style:font-size-asian="6pt" style:font-size-complex="6pt"/>
    </style:style>
    <style:style style:name="ch10" style:family="chart">
      <style:chart-properties chart:symbol-type="image" chart:symbol-width="0.53cm" chart:symbol-height="0.53cm">
        <chart:symbol-image xlink:href="Pictures/100002000000001200000012EA5D6875.gif" xlink:type="simple" xlink:actuate="onLoad"/>
      </style:chart-properties>
      <style:graphic-properties draw:stroke="solid" svg:stroke-width="0.13cm" svg:stroke-color="#000000" draw:fill-color="#000000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diamond" chart:symbol-width="0.318cm" chart:symbol-height="0.318cm">
        <chart:symbol-image xlink:href="Pictures/2000000E000000DF000000DF3E041C18.svm" xlink:type="simple" xlink:actuate="onLoad"/>
      </style:chart-properties>
      <style:graphic-properties draw:stroke="dash" draw:stroke-dash="Ultrafine_20_Dashed" svg:stroke-width="0.088cm" svg:stroke-color="#808080" draw:fill-color="#808080"/>
      <style:text-properties fo:font-size="6pt" style:font-size-asian="6pt" style:font-size-complex="6pt"/>
    </style:style>
    <style:style style:name="ch12" style:family="chart">
      <style:graphic-properties draw:stroke="solid" svg:stroke-width="0.05cm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23.032cm" svg:height="11.441cm" chart:class="chart:line" chart:style-name="ch1">
        <chart:legend chart:legend-position="end" svg:x="17.252cm" svg:y="3.977cm" chart:style-name="ch2"/>
        <chart:plot-area chart:style-name="ch3" chart:data-source-has-labels="both" svg:x="0.719cm" svg:y="0.227cm" svg:width="16.105cm" svg:height="10.73cm">
          <chart:axis chart:dimension="x" chart:name="primary-x" chart:style-name="ch4">
            <chart:title svg:x="5.657cm" svg:y="10.327cm" chart:style-name="ch5">
              <text:p>длина тестового шаблона</text:p>
            </chart:title>
            <chart:categories table:cell-range-address="local-table.$A$2:.$A$15"/>
          </chart:axis>
          <chart:axis chart:dimension="y" chart:name="primary-y" chart:style-name="ch6">
            <chart:title svg:x="0.464cm" svg:y="6.762cm" chart:style-name="ch7">
              <text:p>успешность</text:p>
            </chart:title>
            <chart:grid chart:style-name="ch8" chart:class="major"/>
          </chart:axis>
          <chart:series chart:style-name="ch9" chart:values-cell-range-address="local-table.$B$2:.$B$15" chart:label-cell-address="local-table.$B$1" chart:class="chart:line">
            <chart:data-point chart:repeated="14"/>
          </chart:series>
          <chart:series chart:style-name="ch10" chart:values-cell-range-address="local-table.$C$2:.$C$15" chart:label-cell-address="local-table.$C$1" chart:class="chart:line">
            <chart:data-point chart:repeated="14"/>
          </chart:series>
          <chart:series chart:style-name="ch11" chart:values-cell-range-address="local-table.$D$2:.$D$15" chart:label-cell-address="local-table.$D$1" chart:class="chart:line">
            <chart:data-point chart:repeated="1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без разделения инструкций</text:p>
              </table:table-cell>
              <table:table-cell office:value-type="string">
                <text:p>с разделением по инструкциям</text:p>
              </table:table-cell>
              <table:table-cell office:value-type="string">
                <text:p>MicroTES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7">
                <text:p>0.97</text:p>
              </table:table-cell>
              <table:table-cell office:value-type="float" office:value="1">
                <text:p>1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6">
                <text:p>0.96</text:p>
              </table:table-cell>
              <table:table-cell office:value-type="float" office:value="1">
                <text:p>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2">
                <text:p>0.92</text:p>
              </table:table-cell>
              <table:table-cell office:value-type="float" office:value="1">
                <text:p>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2">
                <text:p>0.82</text:p>
              </table:table-cell>
              <table:table-cell office:value-type="float" office:value="0.99">
                <text:p>0.99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6">
                <text:p>0.76</text:p>
              </table:table-cell>
              <table:table-cell office:value-type="float" office:value="0.99">
                <text:p>0.99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5">
                <text:p>0.75</text:p>
              </table:table-cell>
              <table:table-cell office:value-type="float" office:value="0.96">
                <text:p>0.9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7">
                <text:p>0.67</text:p>
              </table:table-cell>
              <table:table-cell office:value-type="float" office:value="0.83">
                <text:p>0.8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6">
                <text:p>0.56</text:p>
              </table:table-cell>
              <table:table-cell office:value-type="float" office:value="0.57">
                <text:p>0.57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